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6pt" style:font-size-asian="16pt" style:font-size-complex="16pt"/>
    </style:style>
    <style:style style:name="P3" style:family="paragraph" style:parent-style-name="Standard" style:list-style-name="L1">
      <style:text-properties fo:font-size="16pt" style:font-size-asian="16pt" style:font-size-complex="16pt"/>
    </style:style>
    <style:style style:name="P4" style:family="paragraph" style:parent-style-name="Standard">
      <style:text-properties fo:font-size="16pt" officeooo:paragraph-rsid="0022fcbe" style:font-size-asian="16pt" style:font-size-complex="16pt"/>
    </style:style>
    <style:style style:name="P5" style:family="paragraph" style:parent-style-name="Standard">
      <style:text-properties fo:font-size="16pt" officeooo:rsid="0023d04e" officeooo:paragraph-rsid="0023d04e" style:font-size-asian="16pt" style:font-size-complex="16pt"/>
    </style:style>
    <style:style style:name="P6" style:family="paragraph" style:parent-style-name="Standard" style:list-style-name="L4">
      <style:text-properties fo:font-size="16pt" style:font-size-asian="16pt" style:font-size-complex="16pt"/>
    </style:style>
    <style:style style:name="P7" style:family="paragraph" style:parent-style-name="Standard" style:list-style-name="L5">
      <style:text-properties fo:font-size="16pt" style:font-size-asian="16pt" style:font-size-complex="16pt"/>
    </style:style>
    <style:style style:name="P8" style:family="paragraph" style:parent-style-name="Standard" style:list-style-name="L6">
      <style:text-properties fo:font-size="16pt" style:font-size-asian="16pt" style:font-size-complex="16pt"/>
    </style:style>
    <style:style style:name="P9" style:family="paragraph" style:parent-style-name="Standard">
      <style:text-properties officeooo:rsid="00212b5c" officeooo:paragraph-rsid="00212b5c"/>
    </style:style>
    <style:style style:name="P10" style:family="paragraph" style:parent-style-name="Standard">
      <style:text-properties fo:font-size="20pt" fo:font-weight="bold" officeooo:rsid="002511b2" officeooo:paragraph-rsid="002511b2" fo:background-color="#fff200" style:font-size-asian="20pt" style:font-weight-asian="bold" style:font-size-complex="20pt"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Heading_20_1">
      <style:text-properties fo:color="#ce181e"/>
    </style:style>
    <style:style style:name="P14" style:family="paragraph" style:parent-style-name="Heading_20_1">
      <style:text-properties fo:color="#00a65d"/>
    </style:style>
    <style:style style:name="P15" style:family="paragraph" style:parent-style-name="Heading_20_1">
      <style:text-properties fo:color="#00a65d" fo:font-size="20pt" style:font-size-asian="20pt" style:font-size-complex="20pt"/>
    </style:style>
    <style:style style:name="P16" style:family="paragraph" style:parent-style-name="Heading_20_2">
      <style:text-properties fo:color="#00a65d" fo:font-size="20pt" style:font-size-asian="20pt" style:font-size-complex="20pt"/>
    </style:style>
    <style:style style:name="T1" style:family="text">
      <style:text-properties fo:font-size="18pt" style:font-size-asian="18pt" style:font-size-complex="18pt"/>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8pt" fo:background-color="#fff200" loext:char-shading-value="0" style:font-size-asian="18pt" style:font-size-complex="18pt"/>
    </style:style>
    <style:style style:name="T4" style:family="text">
      <style:text-properties fo:font-size="16pt" style:font-size-asian="16pt" style:font-size-complex="16pt"/>
    </style:style>
    <style:style style:name="T5" style:family="text">
      <style:text-properties fo:font-size="16pt" officeooo:rsid="00212b5c" style:font-size-asian="16pt" style:font-size-complex="16pt"/>
    </style:style>
    <style:style style:name="T6" style:family="text">
      <style:text-properties fo:font-size="16pt" fo:font-weight="normal" officeooo:rsid="001fc0b9" style:font-size-asian="16pt" style:font-weight-asian="normal" style:font-size-complex="16pt" style:font-weight-complex="normal"/>
    </style:style>
    <style:style style:name="T7" style:family="text">
      <style:text-properties fo:font-weight="bold" style:font-weight-asian="bold" style:font-weight-complex="bold"/>
    </style:style>
    <style:style style:name="T8" style:family="text">
      <style:text-properties fo:font-weight="bold" officeooo:rsid="001fc0b9" style:font-weight-asian="bold" style:font-weight-complex="bold"/>
    </style:style>
    <style:style style:name="T9" style:family="text">
      <style:text-properties fo:font-size="20pt" style:font-size-asian="20pt" style:font-size-complex="20pt"/>
    </style:style>
    <style:style style:name="T10" style:family="text">
      <style:text-properties officeooo:rsid="0022fcbe"/>
    </style:style>
    <style:style style:name="T11" style:family="text">
      <style:text-properties fo:color="#00a65d" fo:font-size="20pt" style:font-size-asian="20pt" style:font-size-complex="20pt"/>
    </style:style>
    <style:style style:name="T12" style:family="text">
      <style:text-properties officeooo:rsid="002857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Linux Device Driver Tutorial Part 25 – Sending Signal from Linux Device Driver to User Space</text:h>
      <text:p text:style-name="Standard"/>
      <text:p text:style-name="P1">Using the following steps easily we can send the signals.</text:p>
      <text:p text:style-name="Standard"/>
      <text:list xml:id="list2503519752" text:style-name="L1">
        <text:list-item>
          <text:p text:style-name="P3">Decide the signal that you want to send.</text:p>
        </text:list-item>
        <text:list-item>
          <text:p text:style-name="P3">Register the user space application with driver.</text:p>
        </text:list-item>
        <text:list-item>
          <text:p text:style-name="P3">Once something happened (in our example we used interrupts) send signals to user space.</text:p>
        </text:list-item>
        <text:list-item>
          <text:p text:style-name="P3">Unregister the user space application when you done.</text:p>
        </text:list-item>
      </text:list>
      <text:p text:style-name="Standard"/>
      <text:p text:style-name="Standard"/>
      <text:h text:style-name="P16" text:outline-level="2"><text:bookmark text:name="Decide_the_signal_that_you_want_to_send"/>Decide the signal that you want to send</text:h>
      <text:p text:style-name="P1">First select the signal number which you want to send. In our case we are going to send signal 44.</text:p>
      <text:p text:style-name="Standard"/>
      <text:p text:style-name="Standard"><text:span text:style-name="Strong_20_Emphasis"><text:span text:style-name="T9">Example:</text:span></text:span></text:p>
      <text:p text:style-name="Standard"><text:tab/><text:tab/><text:tab/><text:span text:style-name="T6">#define SIGETX <text:s/>44</text:span></text:p>
      <text:p text:style-name="Standard"/>
      <text:h text:style-name="P16" text:outline-level="2"><text:bookmark text:name="Register_the_user_space_application_with_driver"/>Register the user space application with driver</text:h>
      <text:p text:style-name="P1">Before sending signal, your device driver should know to whom it needs to send the signal. For that we need to register the process to driver. So we need to send the PID to driver first. Then that driver will use the PID and sends the signal. You can register the application PID in any ways like <text:span text:style-name="T7">IOCTL</text:span>, <text:span text:style-name="T7">Open/read/write</text:span> call. In our example we are going to register using <text:s/><text:span text:style-name="T8">IOCTL</text:span>.</text:p>
      <text:p text:style-name="Standard"/>
      <text:p text:style-name="Standard"><text:span text:style-name="Strong_20_Emphasis"><text:span text:style-name="T9">Example:</text:span></text:span></text:p>
      <text:p text:style-name="Standard"><text:span text:style-name="T5"/></text:p>
      <text:p text:style-name="Standard"><text:span text:style-name="T5">static long etx_ioctl(struct file *file, unsigned int cmd, unsigned long arg)</text:span></text:p>
      <text:p text:style-name="P9"><text:span text:style-name="T4">{</text:span></text:p>
      <text:p text:style-name="P9"><text:span text:style-name="T4">if(cmd == REG_CURRENT_TASK){</text:span></text:p>
      <text:p text:style-name="P9"><text:span text:style-name="T4">printk(KERN_INFO, “REG_CURRENT_TASK\n”);</text:span></text:p>
      <text:p text:style-name="P9"><text:span text:style-name="T4">task = get_current();</text:span></text:p>
      <text:p text:style-name="P9"><text:soft-page-break/><text:span text:style-name="T4">signum = SIGETX;</text:span></text:p>
      <text:p text:style-name="P9"><text:span text:style-name="T4">}</text:span></text:p>
      <text:p text:style-name="P9"><text:span text:style-name="T4">return 0;</text:span></text:p>
      <text:p text:style-name="P9"><text:span text:style-name="T4">}</text:span></text:p>
      <text:p text:style-name="Standard"/>
      <text:p text:style-name="Standard"/>
      <text:h text:style-name="P16" text:outline-level="2"><text:bookmark text:name="Send_signals_to_user_space"/>Send signals to user space</text:h>
      <text:p text:style-name="P1">After registering the application to driver, then driver can able to send the signal when it requires. In our example, we will send the signal when we get the interrupt.</text:p>
      <text:p text:style-name="Standard"/>
      <text:p text:style-name="Standard"><text:span text:style-name="Strong_20_Emphasis"><text:span text:style-name="T9">Example:</text:span></text:span></text:p>
      <text:p text:style-name="Standard"/>
      <text:p text:style-name="P4">// <text:span text:style-name="T10">Interrupt handler for IRQ 11.</text:span></text:p>
      <text:p text:style-name="P4"><text:span text:style-name="T10">static irqreturn_t irq_handler(int irq, void *dev_id){</text:span></text:p>
      <text:p text:style-name="P4"><text:tab/><text:span text:style-name="T10">struct siginfo info;</text:span></text:p>
      <text:p text:style-name="P4"><text:tab/><text:span text:style-name="T10">printk(KERN_INFO “Shared IRQ: Interrupt Occured”);</text:span></text:p>
      <text:p text:style-name="P4"/>
      <text:p text:style-name="P4"><text:tab/>// <text:span text:style-name="T10">Sending signal to app</text:span></text:p>
      <text:p text:style-name="P4"><text:tab/><text:span text:style-name="T10">memset(&amp;info, 0, sizeof(struct siginfo));</text:span></text:p>
      <text:p text:style-name="P4"><text:tab/><text:span text:style-name="T10">info.si_signo = <text:s/>SIGETX;</text:span></text:p>
      <text:p text:style-name="P4"><text:tab/><text:span text:style-name="T10">info.si_code = SI_QUEUE;</text:span></text:p>
      <text:p text:style-name="P4"><text:tab/><text:span text:style-name="T10">info.si_int = 1;</text:span></text:p>
      <text:p text:style-name="P4"/>
      <text:p text:style-name="P4"><text:tab/><text:span text:style-name="T10">if(task != NULL){</text:span></text:p>
      <text:p text:style-name="P4"><text:tab/><text:tab/><text:span text:style-name="T10">printk(KERN_INFO “Sending signal to app\n”);</text:span></text:p>
      <text:p text:style-name="P4"><text:tab/><text:tab/><text:span text:style-name="T10">if(send_sig_info(SIGETX, &amp;info, task) &lt; 0){</text:span></text:p>
      <text:p text:style-name="P4"><text:tab/><text:tab/><text:tab/><text:span text:style-name="T10">printk(KERN_INFO “Unable to send signal\n”);</text:span></text:p>
      <text:p text:style-name="P4"><text:span text:style-name="T10"><text:tab/><text:tab/>}</text:span></text:p>
      <text:p text:style-name="P4"><text:span text:style-name="T10"><text:tab/>}</text:span></text:p>
      <text:p text:style-name="P4"><text:tab/><text:span text:style-name="T10">return IRQ_HANDLED;</text:span></text:p>
      <text:p text:style-name="P4"><text:span text:style-name="T10">}</text:span> </text:p>
      <text:p text:style-name="Standard"/>
      <text:h text:style-name="Heading_20_2" text:outline-level="2"><text:bookmark text:name="Unregister_the_user_space_application"/><text:span text:style-name="Strong_20_Emphasis"><text:span text:style-name="T11">Unregister the user space application</text:span></text:span></text:h>
      <text:p text:style-name="Standard"><text:span text:style-name="Strong_20_Emphasis"><text:span text:style-name="T2">When you done with your task, you can unregister your application. Here we are unregistering when that application closes the driver.</text:span></text:span></text:p>
      <text:p text:style-name="Standard"><text:soft-page-break/></text:p>
      <text:p text:style-name="Standard"><text:span text:style-name="Strong_20_Emphasis"><text:span text:style-name="T9">Example:</text:span></text:span></text:p>
      <text:p text:style-name="Standard"/>
      <text:p text:style-name="P5">static int etx_release(struct inode *inode, struct file *file){</text:p>
      <text:p text:style-name="P5"><text:tab/>struct task_struct *ref_task = get_current();</text:p>
      <text:p text:style-name="P5"><text:tab/>printk(KERN_INFO “Device File Closed.......!!!!!\n”);</text:p>
      <text:p text:style-name="P5"/>
      <text:p text:style-name="P5"><text:tab/>// delete the task</text:p>
      <text:p text:style-name="P5"><text:tab/>if(ret_task == task){</text:p>
      <text:p text:style-name="P5"><text:tab/><text:tab/>task = NULL;</text:p>
      <text:p text:style-name="P5"><text:tab/>}</text:p>
      <text:p text:style-name="P5"><text:tab/>return 0;</text:p>
      <text:p text:style-name="P5">}</text:p>
      <text:p text:style-name="Standard"/>
      <text:h text:style-name="P14" text:outline-level="1"><text:bookmark text:name="Device_Driver_Source_Code2"/><text:bookmark text:name="Device_Driver_Source_Code1"/>Device Driver Source Code</text:h>
      <text:p text:style-name="P10">driver.c</text:p>
      <text:p text:style-name="Standard"/>
      <text:p text:style-name="Standard"><text:span text:style-name="T1">In this source code, When we read the </text:span><text:span text:style-name="Source_20_Text"><text:span text:style-name="T1">/dev/etx_device </text:span></text:span><text:span text:style-name="T1">interrupt will hit. Whenever interrupt hits, I’m sending signal to user space application who registered already. Since it is a tutorial post, I’m not going to do any job in interrupt handler except sending signal.</text:span></text:p>
      <text:p text:style-name="Standard"><text:span text:style-name="T1"/></text:p>
      <text:h text:style-name="P15" text:outline-level="1"><text:bookmark text:name="Application_Source_Code"/>Application Source Code</text:h>
      <text:p text:style-name="Standard"><text:span text:style-name="Strong_20_Emphasis"><text:span text:style-name="T3">test_app.c</text:span></text:span><text:bookmark text:name="Device_Driver_Source_Code"/></text:p>
      <text:p text:style-name="Standard"/>
      <text:p text:style-name="P1">This application register with the driver using IOCTL. Once it registered, it will be waiting for the signal from the driver. If we want to close this application we need to press CTRL+C. Because we it will run infinitely. We have installed CTRL+C signal handler.</text:p>
      <text:h text:style-name="P14" text:outline-level="1"><text:bookmark text:name="Building_Driver_and_Application"/>Building Driver and Application</text:h>
      <text:list xml:id="list1292757690" text:style-name="L2">
        <text:list-item>
          <text:p text:style-name="P11"><text:span text:style-name="T4">Build the driver by using Makefile (</text:span><text:span text:style-name="Source_20_Text"><text:span text:style-name="Emphasis"><text:span text:style-name="T4">sudo make</text:span></text:span></text:span><text:span text:style-name="T4">)</text:span></text:p>
        </text:list-item>
        <text:list-item>
          <text:p text:style-name="P11"><text:span text:style-name="T4">Use below line in terminal to compile the user space application.</text:span></text:p>
        </text:list-item>
      </text:list>
      <text:p text:style-name="Standard"><text:soft-page-break/></text:p>
      <text:p text:style-name="Standard"><text:tab/><text:tab/><text:span text:style-name="Source_20_Text"><text:span text:style-name="T4">gcc -o test_app test_app.c</text:span></text:span></text:p>
      <text:p text:style-name="Standard"/>
      <text:h text:style-name="P14" text:outline-level="1"><text:bookmark text:name="Execution_Output"/>Execution (Output)</text:h>
      <text:p text:style-name="P1">As of now, we have driver.ko and test_app. Now we will see the output.</text:p>
      <text:list xml:id="list2499875204" text:style-name="L3">
        <text:list-item>
          <text:p text:style-name="P12"><text:span text:style-name="T4">Load the driver using </text:span><text:span text:style-name="Source_20_Text"><text:span text:style-name="T4">sudo insmod driver.ko</text:span></text:span></text:p>
        </text:list-item>
        <text:list-item>
          <text:p text:style-name="P12"><text:span text:style-name="Source_20_Text"><text:span text:style-name="T4">Run the application (sudo ./test_app)</text:span></text:span></text:p>
        </text:list-item>
      </text:list>
      <text:p text:style-name="Standard"/>
      <text:p text:style-name="Quotations">*********************************<text:line-break/>*******WWW.<text:span text:style-name="T12">TECHNOLOGICS</text:span>.<text:span text:style-name="T12">COM</text:span>*******<text:line-break/>*********************************<text:line-break/>Installed signal handler for SIGETX = 44</text:p>
      <text:p text:style-name="Quotations">Opening Driver<text:line-break/>Registering application …Done!!!<text:line-break/>Waiting for signal…</text:p>
      <text:list xml:id="list1007186555" text:style-name="L4">
        <text:list-item>
          <text:p text:style-name="P6">This application will be waiting for signal</text:p>
        </text:list-item>
        <text:list-item>
          <text:p text:style-name="P6">To send the signal from driver to app, we need to trigger the interrupt by reading the driver (<text:span text:style-name="Source_20_Text">sudo cat /dev/etx_device</text:span>).</text:p>
        </text:list-item>
        <text:list-item>
          <text:p text:style-name="P6">Now see the Dmesg (<text:span text:style-name="Source_20_Text">dmesg</text:span>)</text:p>
        </text:list-item>
      </text:list>
      <text:p text:style-name="Standard"/>
      <text:p text:style-name="Standard">Major = 246 Minor = 0<text:line-break/>Device Driver Insert…Done!!!<text:line-break/>Device File Opened…!!!<text:line-break/>REG_CURRENT_TASK<text:line-break/>Device File Opened…!!!<text:line-break/>Read Function<text:line-break/>Shared IRQ: Interrupt Occurred<text:line-break/>Sending signal to app<text:line-break/>Device File Closed…!!!</text:p>
      <text:p text:style-name="Standard"/>
      <text:list xml:id="list2110380505" text:style-name="L5">
        <text:list-item>
          <text:p text:style-name="P7">As per the print, driver has send the signal. Now check the app.</text:p>
        </text:list-item>
      </text:list>
      <text:p text:style-name="P2"/>
      <text:p text:style-name="P2">Received signal from kernel : Value = 1</text:p>
      <text:p text:style-name="Standard"/>
      <text:list xml:id="list4287031701" text:style-name="L6">
        <text:list-item>
          <text:p text:style-name="P8">So application also got the signal.</text:p>
        </text:list-item>
        <text:list-item>
          <text:p text:style-name="P8">Close the application by pressing CTRL+C</text:p>
        </text:list-item>
        <text:list-item>
          <text:p text:style-name="P8">Unload the module using <text:span text:style-name="Source_20_Text">sudo rmmod driver</text:spa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3:04:45.149109927</meta:creation-date>
    <dc:date>2019-10-20T14:18:54.976892865</dc:date>
    <meta:editing-duration>PT17M1S</meta:editing-duration>
    <meta:editing-cycles>2</meta:editing-cycles>
    <meta:generator>LibreOffice/6.0.7.3$Linux_X86_64 LibreOffice_project/00m0$Build-3</meta:generator>
    <meta:document-statistic meta:table-count="0" meta:image-count="0" meta:object-count="0" meta:page-count="4" meta:paragraph-count="79" meta:word-count="642" meta:character-count="4032" meta:non-whitespace-character-count="3447"/>
  </office:meta>
</office:document-meta>
</file>